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57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3717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1.0744in"/>
    </style:style>
    <style:style style:name="co6" style:family="table-column">
      <style:table-column-properties fo:break-before="auto" style:column-width="0.5953in"/>
    </style:style>
    <style:style style:name="co7" style:family="table-column">
      <style:table-column-properties fo:break-before="auto" style:column-width="0.7807in"/>
    </style:style>
    <style:style style:name="co8" style:family="table-column">
      <style:table-column-properties fo:break-before="auto" style:column-width="0.7035in"/>
    </style:style>
    <style:style style:name="co9" style:family="table-column">
      <style:table-column-properties fo:break-before="auto" style:column-width="1.0047in"/>
    </style:style>
    <style:style style:name="co10" style:family="table-column">
      <style:table-column-properties fo:break-before="auto" style:column-width="0.4874in"/>
    </style:style>
    <style:style style:name="co11" style:family="table-column">
      <style:table-column-properties fo:break-before="auto" style:column-width="6.9492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session</text:p>
          </table:table-cell>
          <table:table-cell office:value-type="string">
            <text:p>item</text:p>
          </table:table-cell>
          <table:table-cell office:value-type="string">
            <text:p>condition</text:p>
          </table:table-cell>
          <table:table-cell office:value-type="string">
            <text:p>instructions</text:p>
          </table:table-cell>
          <table:table-cell office:value-type="string">
            <text:p>practice</text:p>
          </table:table-cell>
          <table:table-cell office:value-type="string">
            <text:p>contextFile</text:p>
          </table:table-cell>
          <table:table-cell office:value-type="string">
            <text:p>contextFileName</text:p>
          </table:table-cell>
          <table:table-cell office:value-type="string">
            <text:p>wavFile</text:p>
          </table:table-cell>
          <table:table-cell office:value-type="string">
            <text:p>wavFileName</text:p>
          </table:table-cell>
          <table:table-cell office:value-type="string">
            <text:p>conditionLabel</text:p>
          </table:table-cell>
          <table:table-cell office:value-type="string">
            <text:p>qType</text:p>
          </table:table-cell>
          <table:table-cell office:value-type="string">
            <text:p>question</text:p>
          </table:table-cell>
          <table:table-cell office:value-type="string">
            <text:p>design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nstructions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])" office:value-type="string" office:string-value="http://prosodylab.org/~chael/www/sounds/rhymePerception/test1.mp3">
            <text:p>http://prosodylab.org/~chael/www/sounds/rhymePerception/test1.mp3</text:p>
          </table:table-cell>
          <table:table-cell office:value-type="string">
            <text:p>test1.mp3</text:p>
          </table:table-cell>
          <table:table-cell table:formula="of:=CONCATENATE(&quot;http://prosodylab.org/~chael/www/sounds/rhymePerception/&quot;; [.J2])" office:value-type="string" office:string-value="http://prosodylab.org/~chael/www/sounds/rhymePerception/1.B.mp3">
            <text:p>http://prosodylab.org/~chael/www/sounds/rhymePerception/1.B.mp3</text:p>
          </table:table-cell>
          <table:table-cell office:value-type="string">
            <text:p>1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1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instructions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])" office:value-type="string" office:string-value="http://prosodylab.org/~chael/www/sounds/rhymePerception/test1.mp3">
            <text:p>http://prosodylab.org/~chael/www/sounds/rhymePerception/test1.mp3</text:p>
          </table:table-cell>
          <table:table-cell office:value-type="string">
            <text:p>test1.mp3</text:p>
          </table:table-cell>
          <table:table-cell table:formula="of:=CONCATENATE(&quot;http://prosodylab.org/~chael/www/sounds/rhymePerception/&quot;; [.J3])" office:value-type="string" office:string-value="http://prosodylab.org/~chael/www/sounds/rhymePerception/1.G.mp3">
            <text:p>http://prosodylab.org/~chael/www/sounds/rhymePerception/1.G.mp3</text:p>
          </table:table-cell>
          <table:table-cell office:value-type="string">
            <text:p>1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1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nstructions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])" office:value-type="string" office:string-value="http://prosodylab.org/~chael/www/sounds/rhymePerception/test1.mp3">
            <text:p>http://prosodylab.org/~chael/www/sounds/rhymePerception/test1.mp3</text:p>
          </table:table-cell>
          <table:table-cell office:value-type="string">
            <text:p>test1.mp3</text:p>
          </table:table-cell>
          <table:table-cell table:formula="of:=CONCATENATE(&quot;http://prosodylab.org/~chael/www/sounds/rhymePerception/&quot;; [.J4])" office:value-type="string" office:string-value="http://prosodylab.org/~chael/www/sounds/rhymePerception/1.I.mp3">
            <text:p>http://prosodylab.org/~chael/www/sounds/rhymePerception/1.I.mp3</text:p>
          </table:table-cell>
          <table:table-cell office:value-type="string">
            <text:p>1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1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5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5])" office:value-type="string" office:string-value="http://prosodylab.org/~chael/www/sounds/rhymePerception/2.B.mp3">
            <text:p>http://prosodylab.org/~chael/www/sounds/rhymePerception/2.B.mp3</text:p>
          </table:table-cell>
          <table:table-cell office:value-type="string">
            <text:p>2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6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6])" office:value-type="string" office:string-value="http://prosodylab.org/~chael/www/sounds/rhymePerception/2.G.mp3">
            <text:p>http://prosodylab.org/~chael/www/sounds/rhymePerception/2.G.mp3</text:p>
          </table:table-cell>
          <table:table-cell office:value-type="string">
            <text:p>2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7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7])" office:value-type="string" office:string-value="http://prosodylab.org/~chael/www/sounds/rhymePerception/2.I.mp3">
            <text:p>http://prosodylab.org/~chael/www/sounds/rhymePerception/2.I.mp3</text:p>
          </table:table-cell>
          <table:table-cell office:value-type="string">
            <text:p>2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8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8])" office:value-type="string" office:string-value="http://prosodylab.org/~chael/www/sounds/rhymePerception/3.B.mp3">
            <text:p>http://prosodylab.org/~chael/www/sounds/rhymePerception/3.B.mp3</text:p>
          </table:table-cell>
          <table:table-cell office:value-type="string">
            <text:p>3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9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9])" office:value-type="string" office:string-value="http://prosodylab.org/~chael/www/sounds/rhymePerception/3.G.mp3">
            <text:p>http://prosodylab.org/~chael/www/sounds/rhymePerception/3.G.mp3</text:p>
          </table:table-cell>
          <table:table-cell office:value-type="string">
            <text:p>3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0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0])" office:value-type="string" office:string-value="http://prosodylab.org/~chael/www/sounds/rhymePerception/3.I.mp3">
            <text:p>http://prosodylab.org/~chael/www/sounds/rhymePerception/3.I.mp3</text:p>
          </table:table-cell>
          <table:table-cell office:value-type="string">
            <text:p>3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1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1])" office:value-type="string" office:string-value="http://prosodylab.org/~chael/www/sounds/rhymePerception/4.B.mp3">
            <text:p>http://prosodylab.org/~chael/www/sounds/rhymePerception/4.B.mp3</text:p>
          </table:table-cell>
          <table:table-cell office:value-type="string">
            <text:p>4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2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2])" office:value-type="string" office:string-value="http://prosodylab.org/~chael/www/sounds/rhymePerception/4.G.mp3">
            <text:p>http://prosodylab.org/~chael/www/sounds/rhymePerception/4.G.mp3</text:p>
          </table:table-cell>
          <table:table-cell office:value-type="string">
            <text:p>4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3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3])" office:value-type="string" office:string-value="http://prosodylab.org/~chael/www/sounds/rhymePerception/4.I.mp3">
            <text:p>http://prosodylab.org/~chael/www/sounds/rhymePerception/4.I.mp3</text:p>
          </table:table-cell>
          <table:table-cell office:value-type="string">
            <text:p>4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4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4])" office:value-type="string" office:string-value="http://prosodylab.org/~chael/www/sounds/rhymePerception/5.B.mp3">
            <text:p>http://prosodylab.org/~chael/www/sounds/rhymePerception/5.B.mp3</text:p>
          </table:table-cell>
          <table:table-cell office:value-type="string">
            <text:p>5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5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5])" office:value-type="string" office:string-value="http://prosodylab.org/~chael/www/sounds/rhymePerception/5.G.mp3">
            <text:p>http://prosodylab.org/~chael/www/sounds/rhymePerception/5.G.mp3</text:p>
          </table:table-cell>
          <table:table-cell office:value-type="string">
            <text:p>5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6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6])" office:value-type="string" office:string-value="http://prosodylab.org/~chael/www/sounds/rhymePerception/5.I.mp3">
            <text:p>http://prosodylab.org/~chael/www/sounds/rhymePerception/5.I.mp3</text:p>
          </table:table-cell>
          <table:table-cell office:value-type="string">
            <text:p>5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7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7])" office:value-type="string" office:string-value="http://prosodylab.org/~chael/www/sounds/rhymePerception/6.B.mp3">
            <text:p>http://prosodylab.org/~chael/www/sounds/rhymePerception/6.B.mp3</text:p>
          </table:table-cell>
          <table:table-cell office:value-type="string">
            <text:p>6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8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8])" office:value-type="string" office:string-value="http://prosodylab.org/~chael/www/sounds/rhymePerception/6.G.mp3">
            <text:p>http://prosodylab.org/~chael/www/sounds/rhymePerception/6.G.mp3</text:p>
          </table:table-cell>
          <table:table-cell office:value-type="string">
            <text:p>6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19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19])" office:value-type="string" office:string-value="http://prosodylab.org/~chael/www/sounds/rhymePerception/6.I.mp3">
            <text:p>http://prosodylab.org/~chael/www/sounds/rhymePerception/6.I.mp3</text:p>
          </table:table-cell>
          <table:table-cell office:value-type="string">
            <text:p>6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0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0])" office:value-type="string" office:string-value="http://prosodylab.org/~chael/www/sounds/rhymePerception/7.B.mp3">
            <text:p>http://prosodylab.org/~chael/www/sounds/rhymePerception/7.B.mp3</text:p>
          </table:table-cell>
          <table:table-cell office:value-type="string">
            <text:p>7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1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1])" office:value-type="string" office:string-value="http://prosodylab.org/~chael/www/sounds/rhymePerception/7.G.mp3">
            <text:p>http://prosodylab.org/~chael/www/sounds/rhymePerception/7.G.mp3</text:p>
          </table:table-cell>
          <table:table-cell office:value-type="string">
            <text:p>7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2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2])" office:value-type="string" office:string-value="http://prosodylab.org/~chael/www/sounds/rhymePerception/7.I.mp3">
            <text:p>http://prosodylab.org/~chael/www/sounds/rhymePerception/7.I.mp3</text:p>
          </table:table-cell>
          <table:table-cell office:value-type="string">
            <text:p>7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3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3])" office:value-type="string" office:string-value="http://prosodylab.org/~chael/www/sounds/rhymePerception/8.B.mp3">
            <text:p>http://prosodylab.org/~chael/www/sounds/rhymePerception/8.B.mp3</text:p>
          </table:table-cell>
          <table:table-cell office:value-type="string">
            <text:p>8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4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4])" office:value-type="string" office:string-value="http://prosodylab.org/~chael/www/sounds/rhymePerception/8.G.mp3">
            <text:p>http://prosodylab.org/~chael/www/sounds/rhymePerception/8.G.mp3</text:p>
          </table:table-cell>
          <table:table-cell office:value-type="string">
            <text:p>8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5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5])" office:value-type="string" office:string-value="http://prosodylab.org/~chael/www/sounds/rhymePerception/8.I.mp3">
            <text:p>http://prosodylab.org/~chael/www/sounds/rhymePerception/8.I.mp3</text:p>
          </table:table-cell>
          <table:table-cell office:value-type="string">
            <text:p>8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6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6])" office:value-type="string" office:string-value="http://prosodylab.org/~chael/www/sounds/rhymePerception/9.B.mp3">
            <text:p>http://prosodylab.org/~chael/www/sounds/rhymePerception/9.B.mp3</text:p>
          </table:table-cell>
          <table:table-cell office:value-type="string">
            <text:p>9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7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7])" office:value-type="string" office:string-value="http://prosodylab.org/~chael/www/sounds/rhymePerception/9.G.mp3">
            <text:p>http://prosodylab.org/~chael/www/sounds/rhymePerception/9.G.mp3</text:p>
          </table:table-cell>
          <table:table-cell office:value-type="string">
            <text:p>9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8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8])" office:value-type="string" office:string-value="http://prosodylab.org/~chael/www/sounds/rhymePerception/9.I.mp3">
            <text:p>http://prosodylab.org/~chael/www/sounds/rhymePerception/9.I.mp3</text:p>
          </table:table-cell>
          <table:table-cell office:value-type="string">
            <text:p>9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29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29])" office:value-type="string" office:string-value="http://prosodylab.org/~chael/www/sounds/rhymePerception/10.B.mp3">
            <text:p>http://prosodylab.org/~chael/www/sounds/rhymePerception/10.B.mp3</text:p>
          </table:table-cell>
          <table:table-cell office:value-type="string">
            <text:p>10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0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0])" office:value-type="string" office:string-value="http://prosodylab.org/~chael/www/sounds/rhymePerception/10.G.mp3">
            <text:p>http://prosodylab.org/~chael/www/sounds/rhymePerception/10.G.mp3</text:p>
          </table:table-cell>
          <table:table-cell office:value-type="string">
            <text:p>10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1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1])" office:value-type="string" office:string-value="http://prosodylab.org/~chael/www/sounds/rhymePerception/10.I.mp3">
            <text:p>http://prosodylab.org/~chael/www/sounds/rhymePerception/10.I.mp3</text:p>
          </table:table-cell>
          <table:table-cell office:value-type="string">
            <text:p>10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2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2])" office:value-type="string" office:string-value="http://prosodylab.org/~chael/www/sounds/rhymePerception/11.B.mp3">
            <text:p>http://prosodylab.org/~chael/www/sounds/rhymePerception/11.B.mp3</text:p>
          </table:table-cell>
          <table:table-cell office:value-type="string">
            <text:p>11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3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3])" office:value-type="string" office:string-value="http://prosodylab.org/~chael/www/sounds/rhymePerception/11.G.mp3">
            <text:p>http://prosodylab.org/~chael/www/sounds/rhymePerception/11.G.mp3</text:p>
          </table:table-cell>
          <table:table-cell office:value-type="string">
            <text:p>11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4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4])" office:value-type="string" office:string-value="http://prosodylab.org/~chael/www/sounds/rhymePerception/11.I.mp3">
            <text:p>http://prosodylab.org/~chael/www/sounds/rhymePerception/11.I.mp3</text:p>
          </table:table-cell>
          <table:table-cell office:value-type="string">
            <text:p>11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5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5])" office:value-type="string" office:string-value="http://prosodylab.org/~chael/www/sounds/rhymePerception/12.B.mp3">
            <text:p>http://prosodylab.org/~chael/www/sounds/rhymePerception/12.B.mp3</text:p>
          </table:table-cell>
          <table:table-cell office:value-type="string">
            <text:p>12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6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6])" office:value-type="string" office:string-value="http://prosodylab.org/~chael/www/sounds/rhymePerception/12.G.mp3">
            <text:p>http://prosodylab.org/~chael/www/sounds/rhymePerception/12.G.mp3</text:p>
          </table:table-cell>
          <table:table-cell office:value-type="string">
            <text:p>12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7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7])" office:value-type="string" office:string-value="http://prosodylab.org/~chael/www/sounds/rhymePerception/12.I.mp3">
            <text:p>http://prosodylab.org/~chael/www/sounds/rhymePerception/12.I.mp3</text:p>
          </table:table-cell>
          <table:table-cell office:value-type="string">
            <text:p>12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8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8])" office:value-type="string" office:string-value="http://prosodylab.org/~chael/www/sounds/rhymePerception/13.B.mp3">
            <text:p>http://prosodylab.org/~chael/www/sounds/rhymePerception/13.B.mp3</text:p>
          </table:table-cell>
          <table:table-cell office:value-type="string">
            <text:p>13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39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39])" office:value-type="string" office:string-value="http://prosodylab.org/~chael/www/sounds/rhymePerception/13.G.mp3">
            <text:p>http://prosodylab.org/~chael/www/sounds/rhymePerception/13.G.mp3</text:p>
          </table:table-cell>
          <table:table-cell office:value-type="string">
            <text:p>13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0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0])" office:value-type="string" office:string-value="http://prosodylab.org/~chael/www/sounds/rhymePerception/13.I.mp3">
            <text:p>http://prosodylab.org/~chael/www/sounds/rhymePerception/13.I.mp3</text:p>
          </table:table-cell>
          <table:table-cell office:value-type="string">
            <text:p>13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1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1])" office:value-type="string" office:string-value="http://prosodylab.org/~chael/www/sounds/rhymePerception/14.B.mp3">
            <text:p>http://prosodylab.org/~chael/www/sounds/rhymePerception/14.B.mp3</text:p>
          </table:table-cell>
          <table:table-cell office:value-type="string">
            <text:p>14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2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2])" office:value-type="string" office:string-value="http://prosodylab.org/~chael/www/sounds/rhymePerception/14.G.mp3">
            <text:p>http://prosodylab.org/~chael/www/sounds/rhymePerception/14.G.mp3</text:p>
          </table:table-cell>
          <table:table-cell office:value-type="string">
            <text:p>14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3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3])" office:value-type="string" office:string-value="http://prosodylab.org/~chael/www/sounds/rhymePerception/14.I.mp3">
            <text:p>http://prosodylab.org/~chael/www/sounds/rhymePerception/14.I.mp3</text:p>
          </table:table-cell>
          <table:table-cell office:value-type="string">
            <text:p>14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4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4])" office:value-type="string" office:string-value="http://prosodylab.org/~chael/www/sounds/rhymePerception/15.B.mp3">
            <text:p>http://prosodylab.org/~chael/www/sounds/rhymePerception/15.B.mp3</text:p>
          </table:table-cell>
          <table:table-cell office:value-type="string">
            <text:p>15.B.mp3</text:p>
          </table:table-cell>
          <table:table-cell office:value-type="string">
            <text:p>ba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5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5])" office:value-type="string" office:string-value="http://prosodylab.org/~chael/www/sounds/rhymePerception/15.G.mp3">
            <text:p>http://prosodylab.org/~chael/www/sounds/rhymePerception/15.G.mp3</text:p>
          </table:table-cell>
          <table:table-cell office:value-type="string">
            <text:p>15.G.mp3</text:p>
          </table:table-cell>
          <table:table-cell office:value-type="string">
            <text:p>good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2">
          <table:table-cell office:value-type="string">
            <text:p>rhyme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nstructions2.txt</text:p>
          </table:table-cell>
          <table:table-cell office:value-type="string">
            <text:p>no</text:p>
          </table:table-cell>
          <table:table-cell table:formula="of:=CONCATENATE(&quot;http://prosodylab.org/~chael/www/sounds/rhymePerception/&quot;; [.H46])" office:value-type="string" office:string-value="http://prosodylab.org/~chael/www/sounds/rhymePerception/test2.mp3">
            <text:p>http://prosodylab.org/~chael/www/sounds/rhymePerception/test2.mp3</text:p>
          </table:table-cell>
          <table:table-cell office:value-type="string">
            <text:p>test2.mp3</text:p>
          </table:table-cell>
          <table:table-cell table:formula="of:=CONCATENATE(&quot;http://prosodylab.org/~chael/www/sounds/rhymePerception/&quot;; [.J46])" office:value-type="string" office:string-value="http://prosodylab.org/~chael/www/sounds/rhymePerception/15.I.mp3">
            <text:p>http://prosodylab.org/~chael/www/sounds/rhymePerception/15.I.mp3</text:p>
          </table:table-cell>
          <table:table-cell office:value-type="string">
            <text:p>15.I.mp3</text:p>
          </table:table-cell>
          <table:table-cell office:value-type="string">
            <text:p>identity</text:p>
          </table:table-cell>
          <table:table-cell office:value-type="string">
            <text:p>jm</text:p>
          </table:table-cell>
          <table:table-cell office:value-type="string">
            <text:p>S2 How good was this couplet in terms how well the words rhymed?\n\n(between 1=very bad and 7=very good)</text:p>
          </table:table-cell>
          <table:table-cell office:value-type="string">
            <text:p>LatinSquare</text:p>
          </table:table-cell>
        </table:table-row>
        <table:table-row table:style-name="ro1" table:number-rows-repeated="104852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MacOSX_x86 LibreOffice_project/4c82dcdd6efcd48b1d8bba66bfe1989deee49c3</meta:generator>
    <meta:document-statistic meta:table-count="1" meta:cell-count="644" meta:object-count="0"/>
  </office:meta>
</office:document-meta>
</file>